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2602b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602b" style:font-size-asian="10pt" style:font-size-complex="10pt"/>
    </style:style>
    <style:style style:name="P5" style:family="paragraph" style:parent-style-name="UrbanTitle">
      <style:text-properties style:font-name="arial" fo:font-size="12pt" style:text-underline-style="solid" style:text-underline-width="auto" style:text-underline-color="font-color" officeooo:paragraph-rsid="0002602b" style:font-size-asian="12pt" style:font-size-complex="12pt"/>
    </style:style>
    <style:style style:name="P6" style:family="paragraph" style:parent-style-name="UrbanTitle">
      <style:text-properties style:font-name="arial" fo:font-size="14pt" style:text-underline-style="none" officeooo:paragraph-rsid="0002602b" style:font-size-asian="14pt" style:font-size-complex="14pt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055b2b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fo:color="#000000" fo:language="fr" fo:country="BE" fo:font-style="italic" style:text-underline-style="none" fo:font-weight="normal" officeooo:rsid="002cf8be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9" style:family="text">
      <style:text-properties fo:color="#000000" fo:language="fr" fo:country="BE" fo:font-style="italic" style:text-underline-style="none" fo:font-weight="normal" officeooo:rsid="0012c611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1">do text</text:span></text:p><text:p text:style-name="P10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text:span text:style-name="T8"><office:annotation><dc:creator>Auteur inconnu</dc:creator><dc:date>2022-12-09T13:52:51.916827822</dc:date><text:p text:style-name="P9"><text:span text:style-name="T10">do text</text:span></text:p><text:p text:style-name="P9"><text:span text:style-name="T10">from document(at=arne, format='odt')</text:span></text:p></office:annotation></text:span><text:span text:style-name="T9">adresse fd</text:span><text:span text:style-name="T6"><text:line-break/></text:span><text:span text:style-name="T7">RECOMMANDE</text:span></text:p>
          </table:table-cell>
        </table:table-row>
      </table:table>
      <text:p text:style-name="P5"/>
      <text:p text:style-name="P6">Permis d'environnement classe 2</text:p>
      <text:p text:style-name="P7"/>
      <text:p text:style-name="P2"/>
      <text:p text:style-name="P2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10"><text:span text:style-name="T11">do text</text:span></text:p><text:p text:style-name="P10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4:12:00.193673288</dc:date>
    <dc:language>fr-FR</dc:language>
    <meta:editing-cycles>136</meta:editing-cycles>
    <meta:editing-duration>P2DT5H14M45S</meta:editing-duration>
    <meta:document-statistic meta:table-count="1" meta:image-count="0" meta:object-count="0" meta:page-count="1" meta:paragraph-count="14" meta:word-count="123" meta:character-count="904" meta:non-whitespace-character-count="809"/>
    <meta:user-defined meta:name="Info 1"/>
    <meta:user-defined meta:name="Info 2"/>
    <meta:user-defined meta:name="Info 3"/>
    <meta:user-defined meta:name="Info 4"/>
  </office:meta>
</office:document-meta>
</file>